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1">
      <style:paragraph-properties fo:margin-left="0.5in" fo:margin-right="0in" fo:line-height="162%" fo:text-indent="-0.25in" style:auto-text-indent="false" fo:padding="0in" fo:border="none"/>
    </style:style>
    <style:style style:name="P2" style:family="paragraph" style:parent-style-name="Standard" style:list-style-name="WWNum2">
      <style:paragraph-properties fo:margin-left="0.5in" fo:margin-right="0in" fo:text-indent="-0.25in" style:auto-text-indent="false"/>
    </style:style>
    <style:style style:name="P3" style:family="paragraph" style:parent-style-name="Standard">
      <style:paragraph-properties fo:margin-left="0.5in" fo:margin-right="0in" fo:text-indent="0in" style:auto-text-indent="false"/>
    </style:style>
    <style:style style:name="P4" style:family="paragraph" style:parent-style-name="Standard" style:master-page-name="Standard">
      <style:paragraph-properties fo:text-align="center" style:justify-single-word="false" style:page-number="1"/>
    </style:style>
    <style:style style:name="T1" style:family="text">
      <style:text-properties fo:color="#0b5394" fo:font-style="italic" fo:font-weight="bold" style:font-style-asian="italic" style:font-weight-asian="bold"/>
    </style:style>
    <style:style style:name="T2" style:family="text">
      <style:text-properties fo:color="#0b5394" fo:font-style="italic" style:font-style-asian="italic"/>
    </style:style>
    <style:style style:name="T3" style:family="text">
      <style:text-properties fo:color="#0b5394"/>
    </style:style>
    <style:style style:name="T4" style:family="text">
      <style:text-properties fo:color="#535362"/>
    </style:style>
    <style:style style:name="T5" style:family="text">
      <style:text-properties fo:font-size="12pt" fo:font-weight="bold" style:font-size-asian="12pt" style:font-weight-asian="bold" style:font-size-complex="12pt"/>
    </style:style>
    <style:style style:name="T6" style:family="text">
      <style:text-properties fo:font-size="12pt" style:font-size-asian="12pt" style:font-size-complex="12pt"/>
    </style:style>
    <style:style style:name="T7" style:family="text">
      <style:text-properties fo:color="#000000"/>
    </style:style>
    <style:style style:name="T8" style:family="text">
      <style:text-properties style:text-underline-style="none"/>
    </style:style>
    <style:style style:name="T9" style:family="text">
      <style:text-properties fo:color="#1155cc"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Este documento es la plantilla para la propuesta de talleres para el catálogo de OpenWebinars.</text:span><text:span text:style-name="T2"> </text:span></text:p>
      <text:p text:style-name="Heading_20_2"><text:bookmark text:name="_mztsfph2gaxu"/>Nombre del Taller:</text:p>
      <text:p text:style-name="Standard"><text:span text:style-name="T4">Elegir un título puede ser la parte más difícil de tu aplicación: tiene que captar la atención de la audiencia y despertar su interés. Intenta que sea corto, fácil de recordar, convincente, con personalidad y que deje entrever el tema y cuál será el foco del taller.</text:span></text:p>
      <text:p text:style-name="Heading_20_2"><text:bookmark text:name="_xqhb26vyu0wr"/>Objetivos del taller:</text:p>
      <text:p text:style-name="Standard">Lorem ipsum dolor sit amet, consectetur adipiscing elit. Mauris iaculis sodales massa quis rhoncus. Proin ipsum sem, porttitor non efficitur varius, lacinia nec nibh. Proin mauris arcu, eleifend nec fringilla vitae, luctus ut urna. In suscipit elit et justo convallis placerat. </text:p>
      <text:p text:style-name="Heading_20_2"><text:bookmark text:name="_jn6nvc26acx6"/>Nivel del taller:</text:p>
      <text:list xml:id="list405526598" text:style-name="WWNum1">
        <text:list-item>
          <text:p text:style-name="P1"><text:span text:style-name="T5">Principiante</text:span><text:span text:style-name="T6">: Charlas introductorias en alguna Tecnología/Framework/Lenguaje de última generación.</text:span></text:p>
        </text:list-item>
        <text:list-item>
          <text:p text:style-name="P1"><text:span text:style-name="T5">Intermedio</text:span><text:span text:style-name="T6">: Análisis detallado en algunos aspectos sobre temas, problemas o tecnologías conocidas.</text:span></text:p>
        </text:list-item>
        <text:list-item>
          <text:p text:style-name="P1"><text:span text:style-name="T5">Avanzado</text:span><text:span text:style-name="T6">: Meterse en profundidad en una temática para un público entusiasta y con conocimientos.</text:span></text:p>
        </text:list-item>
        <text:list-item>
          <text:p text:style-name="P1"><text:span text:style-name="T5">No-Técnicas</text:span><text:span text:style-name="T6">: Un amplio espectro de propuestas sobre temas que puedan cubrir diversas problemáticas: experiencias profesionales, diversidad, etc.</text:span></text:p>
        </text:list-item>
      </text:list>
      <text:p text:style-name="Heading_20_2"><text:bookmark text:name="_zd20l1jukuuk"/>¿Qué aprenderé en el taller?:</text:p>
      <text:p text:style-name="Standard"/>
      <text:p text:style-name="Standard"><text:span text:style-name="T2">Indica aquí algunos puntos claves que la persona conocerá tras la realización del taller, ejemplo:</text:span></text:p>
      <text:p text:style-name="Standard"/>
      <text:list xml:id="list794136729" text:style-name="WWNum2">
        <text:list-item>
          <text:p text:style-name="P2">Qué es un generador de sitios Web estáticos</text:p>
        </text:list-item>
        <text:list-item>
          <text:p text:style-name="P2">Que es Middleman</text:p>
        </text:list-item>
        <text:list-item>
          <text:p text:style-name="P2">Instalación de Middleman</text:p>
        </text:list-item>
        <text:list-item>
          <text:p text:style-name="P2">Generación de un sitio estático con Middleman</text:p>
        </text:list-item>
      </text:list>
      <text:p text:style-name="Heading_20_2"><text:bookmark text:name="_k3f19nvw9dsu"/>Conocimientos Previos (requisitos):</text:p>
      <text:p text:style-name="Standard"><text:span text:style-name="T3">Indica aquí si el taller requiere algún conocimiento previo o no. También puedes revisar nuestro </text:span><text:a xlink:type="simple" xlink:href="https://openwebinars.net/cursos/" text:style-name="ListLabel_20_19" text:visited-style-name="ListLabel_20_19"><text:span text:style-name="T9">catálogo</text:span></text:a><text:span text:style-name="T3"> por si hay algún curso/taller que el alumno podría hacer antes de este taller o después.</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color="#222222"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8" meta:word-count="248" meta:character-count="1623" meta:non-whitespace-character-count="1399"/>
    <meta:generator>LibreOfficeDev/6.0.5.2$Linux_X86_64 LibreOffice_project/</meta:generator>
  </office:meta>
</office:document-meta>
</file>